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500000014D69CC8FB2608B8B2.png" manifest:media-type="image/png"/>
  <manifest:file-entry manifest:full-path="Pictures/10000001000000750000002C39FA41814AA70F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bb6"/>
    </style:style>
    <style:style style:name="ce8" style:family="table-cell" style:parent-style-name="Default">
      <style:table-cell-properties fo:background-color="#ffdbb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8823in" svg:height="0.3201in" svg:x="8in" svg:y="0.3555in">
            <draw:image xlink:href="Pictures/10000001000000750000002C39FA41814AA70FB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8244in" svg:height="0.1571in" svg:x="9.226in" svg:y="0.3697in">
            <draw:image xlink:href="Pictures/100000010000006500000014D69CC8FB2608B8B2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ce7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TRC module TC calibration coefficients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These values come from a 2 point calibration process using hot and hold water baths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The reading of the thermometer and three readings from each water bath were recorded and averaged for X1, Y1, X2, Y2</text:p>
          </table:table-cell>
          <table:table-cell table:style-name="Default" table:number-columns-repeated="3"/>
          <table:table-cell table:number-columns-repeated="6"/>
          <table:table-cell table:style-name="ce10"/>
        </table:table-row>
        <table:table-row table:style-name="ro1">
          <table:table-cell table:style-name="Default" office:value-type="string" calcext:value-type="string">
            <text:p>Intercept and slope are calculated and the coefficients stored here for use in the conf.py file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5" office:value-type="string" calcext:value-type="string">
            <text:p>FINAL VALUES IN CONF.PY FILE ORDER</text:p>
          </table:table-cell>
          <table:table-cell table:number-columns-repeated="4"/>
          <table:table-cell table:style-name="ce3" office:value-type="string" calcext:value-type="string">
            <text:p>CALCULATIONS</text:p>
          </table:table-cell>
          <table:table-cell table:number-columns-repeated="3"/>
          <table:table-cell office:value-type="string" calcext:value-type="string">
            <text:p>Calculated</text:p>
          </table:table-cell>
          <table:table-cell/>
        </table:table-row>
        <table:table-row table:style-name="ro1">
          <table:table-cell table:style-name="ce6" office:value-type="string" calcext:value-type="string">
            <text:p>TC Name</text:p>
          </table:table-cell>
          <table:table-cell table:style-name="ce6" office:value-type="string" calcext:value-type="string">
            <text:p>Intercept</text:p>
          </table:table-cell>
          <table:table-cell table:style-name="ce6" office:value-type="string" calcext:value-type="string">
            <text:p>Slope</text:p>
          </table:table-cell>
          <table:table-cell table:style-name="ce8" office:value-type="string" calcext:value-type="string">
            <text:p>Quadratic (if needed)</text:p>
          </table:table-cell>
          <table:table-cell table:style-name="ce1"/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Intercept</text:p>
          </table:table-cell>
        </table:table-row>
        <table:table-row table:style-name="ro1">
          <table:table-cell office:value-type="string" calcext:value-type="string">
            <text:p>T103</text:p>
          </table:table-cell>
          <table:table-cell table:formula="of:=ROUND([.K8];4)" office:value-type="float" office:value="-2.5112" calcext:value-type="float">
            <text:p>-2.5112</text:p>
          </table:table-cell>
          <table:table-cell table:formula="of:=ROUND([.J8];4)" office:value-type="float" office:value="1.0223" calcext:value-type="float">
            <text:p>1.0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02" calcext:value-type="float">
            <text:p>22.02</text:p>
          </table:table-cell>
          <table:table-cell office:value-type="float" office:value="42" calcext:value-type="float">
            <text:p>42</text:p>
          </table:table-cell>
          <table:table-cell office:value-type="float" office:value="43.54" calcext:value-type="float">
            <text:p>43.54</text:p>
          </table:table-cell>
          <table:table-cell table:formula="of:=([.F8]-[.H8])/([.G8]-[.I8])" office:value-type="float" office:value="1.02230483271375" calcext:value-type="float">
            <text:p>1.02230483271375</text:p>
          </table:table-cell>
          <table:table-cell table:formula="of:=[.F8]-([.J8]*[.G8])" office:value-type="float" office:value="-2.51115241635688" calcext:value-type="float">
            <text:p>-2.51115241635688</text:p>
          </table:table-cell>
        </table:table-row>
        <table:table-row table:style-name="ro1">
          <table:table-cell office:value-type="string" calcext:value-type="string">
            <text:p>T105</text:p>
          </table:table-cell>
          <table:table-cell table:formula="of:=ROUND([.K9];4)" office:value-type="float" office:value="-3.6912" calcext:value-type="float">
            <text:p>-3.6912</text:p>
          </table:table-cell>
          <table:table-cell table:formula="of:=ROUND([.J9];4)" office:value-type="float" office:value="1.0107" calcext:value-type="float">
            <text:p>1.0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44" calcext:value-type="float">
            <text:p>23.44</text:p>
          </table:table-cell>
          <table:table-cell office:value-type="float" office:value="42" calcext:value-type="float">
            <text:p>42</text:p>
          </table:table-cell>
          <table:table-cell office:value-type="float" office:value="45.2067" calcext:value-type="float">
            <text:p>45.2067</text:p>
          </table:table-cell>
          <table:table-cell table:formula="of:=([.F9]-[.H9])/([.G9]-[.I9])" office:value-type="float" office:value="1.01071820716967" calcext:value-type="float">
            <text:p>1.01071820716967</text:p>
          </table:table-cell>
          <table:table-cell table:formula="of:=[.F9]-([.J9]*[.G9])" office:value-type="float" office:value="-3.69123477605701" calcext:value-type="float">
            <text:p>-3.69123477605701</text:p>
          </table:table-cell>
        </table:table-row>
        <table:table-row table:style-name="ro1">
          <table:table-cell office:value-type="string" calcext:value-type="string">
            <text:p>T109</text:p>
          </table:table-cell>
          <table:table-cell table:formula="of:=ROUND([.K10];4)" office:value-type="float" office:value="-4.1935" calcext:value-type="float">
            <text:p>-4.1935</text:p>
          </table:table-cell>
          <table:table-cell table:formula="of:=ROUND([.J10];4)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77" calcext:value-type="float">
            <text:p>22.77</text:p>
          </table:table-cell>
          <table:table-cell office:value-type="float" office:value="43" calcext:value-type="float">
            <text:p>43</text:p>
          </table:table-cell>
          <table:table-cell office:value-type="float" office:value="44.4167" calcext:value-type="float">
            <text:p>44.4167</text:p>
          </table:table-cell>
          <table:table-cell table:formula="of:=([.F10]-[.H10])/([.G10]-[.I10])" office:value-type="float" office:value="1.06251761238434" calcext:value-type="float">
            <text:p>1.06251761238434</text:p>
          </table:table-cell>
          <table:table-cell table:formula="of:=[.F10]-([.J10]*[.G10])" office:value-type="float" office:value="-4.19352603399133" calcext:value-type="float">
            <text:p>-4.19352603399133</text:p>
          </table:table-cell>
        </table:table-row>
        <table:table-row table:style-name="ro1">
          <table:table-cell office:value-type="string" calcext:value-type="string">
            <text:p>T118</text:p>
          </table:table-cell>
          <table:table-cell table:formula="of:=ROUND([.K11];4)" office:value-type="float" office:value="-3.6352" calcext:value-type="float">
            <text:p>-3.6352</text:p>
          </table:table-cell>
          <table:table-cell table:formula="of:=ROUND([.J11];4)" office:value-type="float" office:value="1.0157" calcext:value-type="float">
            <text:p>1.0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27" calcext:value-type="float">
            <text:p>23.27</text:p>
          </table:table-cell>
          <table:table-cell office:value-type="float" office:value="43.3" calcext:value-type="float">
            <text:p>43.3</text:p>
          </table:table-cell>
          <table:table-cell office:value-type="float" office:value="46.21" calcext:value-type="float">
            <text:p>46.21</text:p>
          </table:table-cell>
          <table:table-cell table:formula="of:=([.F11]-[.H11])/([.G11]-[.I11])" office:value-type="float" office:value="1.01569311246731" calcext:value-type="float">
            <text:p>1.01569311246731</text:p>
          </table:table-cell>
          <table:table-cell table:formula="of:=[.F11]-([.J11]*[.G11])" office:value-type="float" office:value="-3.63517872711421" calcext:value-type="float">
            <text:p>-3.63517872711421</text:p>
          </table:table-cell>
        </table:table-row>
        <table:table-row table:style-name="ro1">
          <table:table-cell office:value-type="string" calcext:value-type="string">
            <text:p>T107</text:p>
          </table:table-cell>
          <table:table-cell table:formula="of:=ROUND([.K12];4)" office:value-type="float" office:value="-3.7182" calcext:value-type="float">
            <text:p>-3.7182</text:p>
          </table:table-cell>
          <table:table-cell table:formula="of:=ROUND([.J12];4)" office:value-type="float" office:value="1.0541" calcext:value-type="float">
            <text:p>1.0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43.5" calcext:value-type="float">
            <text:p>43.5</text:p>
          </table:table-cell>
          <table:table-cell office:value-type="float" office:value="44.793" calcext:value-type="float">
            <text:p>44.793</text:p>
          </table:table-cell>
          <table:table-cell table:formula="of:=([.F12]-[.H12])/([.G12]-[.I12])" office:value-type="float" office:value="1.05414255595927" calcext:value-type="float">
            <text:p>1.05414255595927</text:p>
          </table:table-cell>
          <table:table-cell table:formula="of:=[.F12]-([.J12]*[.G12])" office:value-type="float" office:value="-3.71820750908357" calcext:value-type="float">
            <text:p>-3.7182075090835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FINAL VALUES IN CONF.PY FILE ORDER</text:p>
          </table:table-cell>
          <table:table-cell table:number-columns-repeated="4"/>
          <table:table-cell table:style-name="ce3" office:value-type="string" calcext:value-type="string">
            <text:p>CALCULATIONS</text:p>
          </table:table-cell>
          <table:table-cell table:number-columns-repeated="3"/>
          <table:table-cell office:value-type="string" calcext:value-type="string">
            <text:p>Calculated</text:p>
          </table:table-cell>
          <table:table-cell/>
        </table:table-row>
        <table:table-row table:style-name="ro1">
          <table:table-cell office:value-type="string" calcext:value-type="string">
            <text:p>T115</text:p>
          </table:table-cell>
          <table:table-cell table:formula="of:=ROUND([.K15];4)" office:value-type="float" office:value="-2.5112" calcext:value-type="float">
            <text:p>-2.5112</text:p>
          </table:table-cell>
          <table:table-cell table:formula="of:=ROUND([.J15];4)" office:value-type="float" office:value="1.0223" calcext:value-type="float">
            <text:p>1.0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02" calcext:value-type="float">
            <text:p>22.02</text:p>
          </table:table-cell>
          <table:table-cell office:value-type="float" office:value="42" calcext:value-type="float">
            <text:p>42</text:p>
          </table:table-cell>
          <table:table-cell office:value-type="float" office:value="43.54" calcext:value-type="float">
            <text:p>43.54</text:p>
          </table:table-cell>
          <table:table-cell table:formula="of:=([.F15]-[.H15])/([.G15]-[.I15])" office:value-type="float" office:value="1.02230483271375" calcext:value-type="float">
            <text:p>1.02230483271375</text:p>
          </table:table-cell>
          <table:table-cell table:formula="of:=[.F15]-([.J15]*[.G15])" office:value-type="float" office:value="-2.51115241635688" calcext:value-type="float">
            <text:p>-2.51115241635688</text:p>
          </table:table-cell>
        </table:table-row>
        <table:table-row table:style-name="ro1">
          <table:table-cell office:value-type="string" calcext:value-type="string">
            <text:p>T111</text:p>
          </table:table-cell>
          <table:table-cell table:formula="of:=ROUND([.K16];4)" office:value-type="float" office:value="-3.6912" calcext:value-type="float">
            <text:p>-3.6912</text:p>
          </table:table-cell>
          <table:table-cell table:formula="of:=ROUND([.J16];4)" office:value-type="float" office:value="1.0107" calcext:value-type="float">
            <text:p>1.0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44" calcext:value-type="float">
            <text:p>23.44</text:p>
          </table:table-cell>
          <table:table-cell office:value-type="float" office:value="42" calcext:value-type="float">
            <text:p>42</text:p>
          </table:table-cell>
          <table:table-cell office:value-type="float" office:value="45.2067" calcext:value-type="float">
            <text:p>45.2067</text:p>
          </table:table-cell>
          <table:table-cell table:formula="of:=([.F16]-[.H16])/([.G16]-[.I16])" office:value-type="float" office:value="1.01071820716967" calcext:value-type="float">
            <text:p>1.01071820716967</text:p>
          </table:table-cell>
          <table:table-cell table:formula="of:=[.F16]-([.J16]*[.G16])" office:value-type="float" office:value="-3.69123477605701" calcext:value-type="float">
            <text:p>-3.69123477605701</text:p>
          </table:table-cell>
        </table:table-row>
        <table:table-row table:style-name="ro1">
          <table:table-cell office:value-type="string" calcext:value-type="string">
            <text:p>T104</text:p>
          </table:table-cell>
          <table:table-cell table:formula="of:=ROUND([.K17];4)" office:value-type="float" office:value="-4.1935" calcext:value-type="float">
            <text:p>-4.1935</text:p>
          </table:table-cell>
          <table:table-cell table:formula="of:=ROUND([.J17];4)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77" calcext:value-type="float">
            <text:p>22.77</text:p>
          </table:table-cell>
          <table:table-cell office:value-type="float" office:value="43" calcext:value-type="float">
            <text:p>43</text:p>
          </table:table-cell>
          <table:table-cell office:value-type="float" office:value="44.4167" calcext:value-type="float">
            <text:p>44.4167</text:p>
          </table:table-cell>
          <table:table-cell table:formula="of:=([.F17]-[.H17])/([.G17]-[.I17])" office:value-type="float" office:value="1.06251761238434" calcext:value-type="float">
            <text:p>1.06251761238434</text:p>
          </table:table-cell>
          <table:table-cell table:formula="of:=[.F17]-([.J17]*[.G17])" office:value-type="float" office:value="-4.19352603399133" calcext:value-type="float">
            <text:p>-4.19352603399133</text:p>
          </table:table-cell>
        </table:table-row>
        <table:table-row table:style-name="ro1">
          <table:table-cell office:value-type="string" calcext:value-type="string">
            <text:p>T106</text:p>
          </table:table-cell>
          <table:table-cell table:formula="of:=ROUND([.K18];4)" office:value-type="float" office:value="-3.6352" calcext:value-type="float">
            <text:p>-3.6352</text:p>
          </table:table-cell>
          <table:table-cell table:formula="of:=ROUND([.J18];4)" office:value-type="float" office:value="1.0157" calcext:value-type="float">
            <text:p>1.0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27" calcext:value-type="float">
            <text:p>23.27</text:p>
          </table:table-cell>
          <table:table-cell office:value-type="float" office:value="43.3" calcext:value-type="float">
            <text:p>43.3</text:p>
          </table:table-cell>
          <table:table-cell office:value-type="float" office:value="46.21" calcext:value-type="float">
            <text:p>46.21</text:p>
          </table:table-cell>
          <table:table-cell table:formula="of:=([.F18]-[.H18])/([.G18]-[.I18])" office:value-type="float" office:value="1.01569311246731" calcext:value-type="float">
            <text:p>1.01569311246731</text:p>
          </table:table-cell>
          <table:table-cell table:formula="of:=[.F18]-([.J18]*[.G18])" office:value-type="float" office:value="-3.63517872711421" calcext:value-type="float">
            <text:p>-3.63517872711421</text:p>
          </table:table-cell>
        </table:table-row>
        <table:table-row table:style-name="ro1">
          <table:table-cell office:value-type="string" calcext:value-type="string">
            <text:p>T116</text:p>
          </table:table-cell>
          <table:table-cell table:formula="of:=ROUND([.K19];4)" office:value-type="float" office:value="-3.7182" calcext:value-type="float">
            <text:p>-3.7182</text:p>
          </table:table-cell>
          <table:table-cell table:formula="of:=ROUND([.J19];4)" office:value-type="float" office:value="1.0541" calcext:value-type="float">
            <text:p>1.0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43.5" calcext:value-type="float">
            <text:p>43.5</text:p>
          </table:table-cell>
          <table:table-cell office:value-type="float" office:value="44.793" calcext:value-type="float">
            <text:p>44.793</text:p>
          </table:table-cell>
          <table:table-cell table:formula="of:=([.F19]-[.H19])/([.G19]-[.I19])" office:value-type="float" office:value="1.05414255595927" calcext:value-type="float">
            <text:p>1.05414255595927</text:p>
          </table:table-cell>
          <table:table-cell table:formula="of:=[.F19]-([.J19]*[.G19])" office:value-type="float" office:value="-3.71820750908357" calcext:value-type="float">
            <text:p>-3.718207509083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7:33.923458042</meta:creation-date>
    <dc:date>2023-11-10T10:09:51.877070948</dc:date>
    <meta:editing-duration>PT1H2M12S</meta:editing-duration>
    <meta:editing-cycles>11</meta:editing-cycles>
    <meta:generator>LibreOffice/7.3.7.2$Linux_X86_64 LibreOffice_project/30$Build-2</meta:generator>
    <meta:document-statistic meta:table-count="1" meta:cell-count="120" meta:object-count="2"/>
  </office:meta>
</office:document-meta>
</file>